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064e" officeooo:paragraph-rsid="000006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VE YO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45:38.288355341</meta:creation-date>
    <dc:date>2024-09-23T14:45:57.687422573</dc:date>
    <meta:editing-duration>PT19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  <meta:generator>LibreOffice/7.0.4.2$Linux_X86_64 LibreOffice_project/00$Build-2</meta:generator>
  </office:meta>
</office:document-meta>
</file>